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text-align="start" style:justify-single-word="false"/>
      <style:text-properties style:text-underline-style="none" officeooo:rsid="000079d9" officeooo:paragraph-rsid="000079d9"/>
    </style:style>
    <style:style style:name="T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Plan proyecto final</text:span></text:h>
      <text:p text:style-name="P2">La idea en general sería tomar como inspiración la aplicación de Letterboxd, una aplicación que funciona también para trackear y hacer análisis pero de películas y series. Entonces en base a esta idea, el plan que tendría con la aplicación sería la de añadir las siguientes funcionalidades:</text:p>
      <text:p text:style-name="P2">- La principal, trackear los juegos que hayas tanto completado, desechado o apuntados para jugar en un futuro cada uno en su respectiva categoría. Las listras se expondrán de la siguiente forma:</text:p>
      <text:p text:style-name="P2"><text:tab/>1.- Videojuegos que está jugando actualmente</text:p>
      <text:p text:style-name="P2"><text:tab/>2.- Videojuegos completados</text:p>
      <text:p text:style-name="P2"><text:tab/>3.- Videojuegos desechados</text:p>
      <text:p text:style-name="P2"><text:tab/>4.- Videojuegos anotados para probar en un futuro.</text:p>
      <text:p text:style-name="P2">- Para cada videojuego en la lista, el usuario tendrá la posibilidad de poner varios datos como: una nota, las horas que le ha dedicado o ha tardado en completarlo y el porcentaje de logros conseguidos. (Si tiene el 100% se mostrará de manera diferente para aquellos que se dedican completarlos de esta manera, así será como una especie de expositorio). También podrán añadir un pequeño análisis debajo de cada uno con algún tipo de elemento desplegable.</text:p>
      <text:p text:style-name="P2">-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9T16:56:25.578000000</meta:creation-date>
    <dc:date>2024-10-09T17:44:34.473000000</dc:date>
    <meta:editing-duration>PT37M10S</meta:editing-duration>
    <meta:editing-cycles>1</meta:editing-cycles>
    <meta:document-statistic meta:table-count="0" meta:image-count="0" meta:object-count="0" meta:page-count="1" meta:paragraph-count="9" meta:word-count="180" meta:character-count="1110" meta:non-whitespace-character-count="934"/>
    <meta:generator>LibreOffice/24.2.3.2$Windows_X86_64 LibreOffice_project/433d9c2ded56988e8a90e6b2e771ee4e6a5ab2ba</meta:generator>
  </office:meta>
</office:document-meta>
</file>